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478cc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fo:font-style="normal" officeooo:rsid="03fc91f4" style:font-style-asian="normal" style:font-style-complex="normal"/>
    </style:style>
    <style:style style:name="T37" style:family="text">
      <style:text-properties fo:font-style="normal" officeooo:rsid="03fce766" style:font-style-asian="normal" style:font-style-complex="normal"/>
    </style:style>
    <style:style style:name="T38" style:family="text">
      <style:text-properties fo:font-style="normal" officeooo:rsid="03fe8824" style:font-style-asian="normal" style:font-style-complex="normal"/>
    </style:style>
    <style:style style:name="T39" style:family="text">
      <style:text-properties fo:font-style="normal" officeooo:rsid="03ff9103" style:font-style-asian="normal" style:font-style-complex="normal"/>
    </style:style>
    <style:style style:name="T40" style:family="text">
      <style:text-properties fo:font-style="normal" officeooo:rsid="040095ca" style:font-style-asian="normal" style:font-style-complex="normal"/>
    </style:style>
    <style:style style:name="T41" style:family="text">
      <style:text-properties fo:font-style="normal" officeooo:rsid="0402278b" style:font-style-asian="normal" style:font-style-complex="normal"/>
    </style:style>
    <style:style style:name="T42" style:family="text">
      <style:text-properties fo:font-style="normal" officeooo:rsid="04037672" style:font-style-asian="normal" style:font-style-complex="normal"/>
    </style:style>
    <style:style style:name="T43" style:family="text">
      <style:text-properties fo:font-style="normal" officeooo:rsid="040478cc" style:font-style-asian="normal" style:font-style-complex="normal"/>
    </style:style>
    <style:style style:name="T44" style:family="text">
      <style:text-properties fo:font-style="normal" officeooo:rsid="0404dda5" style:font-style-asian="normal" style:font-style-complex="normal"/>
    </style:style>
    <style:style style:name="T45" style:family="text">
      <style:text-properties fo:font-style="normal" officeooo:rsid="04060e2e" style:font-style-asian="normal" style:font-style-complex="normal"/>
    </style:style>
    <style:style style:name="T46" style:family="text">
      <style:text-properties fo:font-style="normal" officeooo:rsid="0407e963" style:font-style-asian="normal" style:font-style-complex="normal"/>
    </style:style>
    <style:style style:name="T47" style:family="text">
      <style:text-properties fo:font-style="normal" officeooo:rsid="0409c0ce" style:font-style-asian="normal" style:font-style-complex="normal"/>
    </style:style>
    <style:style style:name="T48" style:family="text">
      <style:text-properties fo:font-style="normal" officeooo:rsid="040bb746" style:font-style-asian="normal" style:font-style-complex="normal"/>
    </style:style>
    <style:style style:name="T49" style:family="text">
      <style:text-properties fo:font-style="normal" officeooo:rsid="040c159f" style:font-style-asian="normal" style:font-style-complex="normal"/>
    </style:style>
    <style:style style:name="T50" style:family="text">
      <style:text-properties officeooo:rsid="000a14f6"/>
    </style:style>
    <style:style style:name="T51" style:family="text">
      <style:text-properties officeooo:rsid="005714b7"/>
    </style:style>
    <style:style style:name="T52" style:family="text">
      <style:text-properties officeooo:rsid="00880dbe"/>
    </style:style>
    <style:style style:name="T53" style:family="text">
      <style:text-properties officeooo:rsid="007c6d62"/>
    </style:style>
    <style:style style:name="T54" style:family="text">
      <style:text-properties officeooo:rsid="01e21ff5"/>
    </style:style>
    <style:style style:name="T55" style:family="text">
      <style:text-properties officeooo:rsid="0233449b"/>
    </style:style>
    <style:style style:name="T56" style:family="text">
      <style:text-properties officeooo:rsid="02317916"/>
    </style:style>
    <style:style style:name="T57" style:family="text">
      <style:text-properties officeooo:rsid="0063a409"/>
    </style:style>
    <style:style style:name="T58" style:family="text">
      <style:text-properties officeooo:rsid="034a2232"/>
    </style:style>
    <style:style style:name="T59" style:family="text">
      <style:text-properties officeooo:rsid="0387836c"/>
    </style:style>
    <style:style style:name="T60" style:family="text">
      <style:text-properties officeooo:rsid="03b4652d"/>
    </style:style>
    <style:style style:name="T61" style:family="text">
      <style:text-properties officeooo:rsid="03e46f2c"/>
    </style:style>
    <style:style style:name="T62" style:family="text">
      <style:text-properties officeooo:rsid="023d18e5"/>
    </style:style>
    <style:style style:name="T63" style:family="text">
      <style:text-properties officeooo:rsid="00836784"/>
    </style:style>
    <style:style style:name="T64" style:family="text">
      <style:text-properties officeooo:rsid="036e9576"/>
    </style:style>
    <style:style style:name="T65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60">Esser-</text:span>Skala, 201<text:span text:style-name="T61">9</text:span></text:p>
      <text:p text:style-name="P19"/>
      <text:p text:style-name="P19"/>
      <text:p text:style-name="P14">© 201<text:span text:style-name="T61">9</text:span> by Wolfgang <text:span text:style-name="T60">Esser-</text:span>Skala. This edition is licensed under the<text:span text:style-name="T58"><text:line-break/></text:span>Creative Commons Attribution<text:span text:style-name="T52">-NonCommercial-ShareAlike</text:span> 4.0 International License.<text:span text:style-name="T58"><text:line-break/></text:span>To view a copy of this license, visit http://creativecommons.org/licenses/by<text:span text:style-name="T53">-nc-sa</text:span>/4.0/.</text:p>
      <text:p text:style-name="P13"/>
      <text:p text:style-name="P15">Music engraving by LilyPond 2.18.0 (http://www.lilypond.org).<text:span text:style-name="T51"><text:line-break/>Front matter</text:span> typeset with EB Garamond (http://www.georgduffner.at/ebgaramond).</text:p>
      <text:p text:style-name="P19"/>
      <text:p text:style-name="P12">First <text:span text:style-name="T54">version</text:span>, <text:span text:style-name="T61">Januar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5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61">30</text:span>).</text:p>
      <text:p text:style-name="P3"/>
      <text:p text:style-name="P4">In general, this edition closely follows the <text:span text:style-name="T59">manuscript</text:span>. Any changes <text:span text:style-name="T5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1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3">Abbreviations: A, alto; B, bass;<text:span text:style-name="T62"> Ms, manuscript; o</text:span>rg, basses and organ; <text:span text:style-name="T62">r, rest;</text:span> S,<text:span text:style-name="T65"> </text:span>soprano; T<text:span text:style-name="T63">, </text:span>tenor; <text:span text:style-name="T64">vl</text:span>, violin;<text:span text:style-name="T64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9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36"><text:line-break/>407<text:tab/>vl 2 <text:tab/>1st sixteenth in Ms: d″16</text:span><text:span text:style-name="T37"><text:line-break/><text:line-break/></text:span><text:span text:style-name="T40">451<text:tab/>vl 1<text:tab/>4th eighth in Ms: bes′8<text:line-break/></text:span><text:span text:style-name="T39">457<text:tab/></text:span><text:span text:style-name="T41">vla, </text:span><text:span text:style-name="T39">org<text:tab/>3rd quarter in Ms: bes4<text:line-break/></text:span><text:span text:style-name="T37">470<text:tab/>A<text:tab/>last eighth missing in Ms</text:span><text:span text:style-name="T44"><text:line-break/>496–501<text:tab/>vla<text:tab/>half notes in Ms (no tremolo repeats)</text:span><text:span text:style-name="T45"><text:line-break/>499<text:tab/>vla<text:tab/>bar in Ms: bes′2</text:span><text:span text:style-name="T38"><text:line-break/>502<text:tab/>A<text:tab/>bar in Ms: c′2</text:span><text:span text:style-name="T43"><text:line-break/>511<text:tab/>vl 1<text:tab/>bar in Ms: g′8–g′8–g′8–g′8</text:span><text:span text:style-name="T42"><text:line-break/>550<text:tab/>vl 1, 2<text:tab/>1st quarter in Ms: c″8–a″8</text:span><text:span text:style-name="T46"><text:line-break/><text:line-break/></text:span><text:span text:style-name="T47">584<text:tab/>vl 2<text:tab/>1st sixteenth: grace note missing in Ms</text:span><text:span text:style-name="T48"><text:line-break/>616<text:tab/>vl 2<text:tab/>last note in Ms: d″32</text:span><text:span text:style-name="T49"><text:line-break/>697<text:tab/>vla<text:tab/>1st eighth in Ms: c′8</text:span><text:span text:style-name="T47"><text:line-break/></text:span><text:span text:style-name="T46">704<text:tab/>vl 1, 2<text:tab/>last eighth in Ms: g′16–f′16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56">wolfgang</text:span> (at) <text:span text:style-name="T55">esser-skala</text:span>.at<text:span text:style-name="T56"> or create an issue or pull request on the edition’s GitHub page (https://github.com/skafdasschaf/ galuppi-dixit-dominus-BurG-II-18)</text:span>. Your help will be greatly appreciated.</text:p>
      <text:p text:style-name="P10"/>
      <text:p text:style-name="P10"/>
      <text:p text:style-name="P10"><text:span text:style-name="T5">Salzburg, </text:span><text:span text:style-name="T14">January 2019</text:span><text:line-break/>Wolfgang <text:span text:style-name="T60">Esser-</text:span>Skala</text:p>
      <text:p text:style-name="P25"><text:span text:style-name="T58"><text:line-break/></text:span>C O N T E N T S</text:p>
      <text:p text:style-name="P17"/>
      <text:p text:style-name="P16"/>
      <text:p text:style-name="P11"/>
      <text:p text:style-name="P18">1<text:tab/><text:span text:style-name="T61">Dixit Dominus</text:span><text:tab/><text:span text:style-name="T61">1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2T20:17:03.216979569</dc:date>
    <dc:creator>Wolfgang Skala</dc:creator>
    <meta:editing-duration>P10DT22H59M</meta:editing-duration>
    <meta:editing-cycles>951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504" meta:character-count="2904" meta:non-whitespace-character-count="2396"/>
  </office:meta>
</office:document-meta>
</file>